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9"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officeooo:rsid="001c7d93" style:font-weight-asian="normal" style:font-weight-complex="normal"/>
    </style:style>
    <style:style style:name="T32" style:family="text">
      <style:text-properties fo:font-weight="normal" style:font-weight-asian="normal" style:font-name-complex="Helvetica1" style:font-weight-complex="normal"/>
    </style:style>
    <style:style style:name="T33" style:family="text">
      <style:text-properties fo:font-weight="normal" officeooo:rsid="0014737e" style:font-weight-asian="normal" style:font-name-complex="Helvetica1" style:font-weight-complex="normal"/>
    </style:style>
    <style:style style:name="T34" style:family="text">
      <style:text-properties fo:font-size="6pt" fo:font-weight="bold" style:font-size-asian="6pt" style:font-weight-asian="bold" style:font-size-complex="6pt" style:font-weight-complex="bold"/>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ize="4pt" fo:font-weight="bold" style:font-size-asian="4pt" style:font-weight-asian="bold" style:font-size-complex="4pt" style:font-weight-complex="bold"/>
    </style:style>
    <style:style style:name="T38" style:family="text">
      <style:text-properties fo:font-size="4pt" fo:language="en" fo:country="US" fo:font-weight="bold" style:font-size-asian="4pt" style:font-weight-asian="bold" style:font-size-complex="4pt" style:font-weight-complex="bold"/>
    </style:style>
    <style:style style:name="T39" style:family="text">
      <style:text-properties fo:font-size="4.5pt" fo:font-weight="bold" style:font-size-asian="4.5pt" style:font-weight-asian="bold" style:font-name-complex="Helvetica1" style:font-size-complex="4.5pt" style:font-weight-complex="bold"/>
    </style:style>
    <style:style style:name="T40" style:family="text">
      <style:text-properties fo:font-size="4.5pt" fo:font-weight="bold" style:font-size-asian="4.5pt" style:font-weight-asian="bold" style:font-size-complex="4.5pt" style:font-weight-complex="bold"/>
    </style:style>
    <style:style style:name="T41" style:family="text">
      <style:text-properties fo:font-size="8pt" style:font-size-asian="8pt" style:font-size-complex="8pt"/>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5pt" style:font-size-asian="8.5pt" style:font-name-complex="Helvetica1" style:font-size-complex="8.5pt"/>
    </style:style>
    <style:style style:name="T44" style:family="text">
      <style:text-properties fo:font-size="8.5pt" fo:font-weight="bold" style:font-size-asian="8.5pt" style:font-weight-asian="bold" style:font-size-complex="8.5pt" style:font-weight-complex="bold"/>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normal" style:font-weight-asian="normal" style:font-weight-complex="normal"/>
    </style:style>
    <style:style style:name="T48" style:family="text">
      <style:text-properties style:font-name="Helvetica"/>
    </style:style>
    <style:style style:name="T49" style:family="text">
      <style:text-properties style:font-name="Helvetica" style:font-name-asian="Times New Roman"/>
    </style:style>
    <style:style style:name="T50" style:family="text">
      <style:text-properties style:font-name="Helvetica" fo:font-size="8.5pt" fo:font-weight="bold" style:font-size-asian="8.5pt" style:font-weight-asian="bold" style:font-name-complex="Helvetica1" style:font-size-complex="8.5pt" style:font-weight-complex="bold"/>
    </style:style>
    <style:style style:name="T51" style:family="text">
      <style:text-properties style:font-name="Helvetica" fo:font-weight="bold" style:font-name-asian="Arial Unicode MS" style:font-weight-asian="bold" style:font-name-complex="Arial Unicode MS" style:font-weight-complex="bold"/>
    </style:style>
    <style:style style:name="T52" style:family="text">
      <style:text-properties style:font-name="Helvetica" fo:font-weight="bold" style:font-weight-asian="bold" style:font-weight-complex="bold"/>
    </style:style>
    <style:style style:name="T53"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4"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5" style:family="text">
      <style:text-properties style:font-name="Helvetica" fo:font-size="6.5pt" fo:font-weight="bold" style:font-size-asian="6.5pt" style:font-weight-asian="bold" style:font-name-complex="Helvetica1" style:font-size-complex="6.5pt" style:font-weight-complex="bold"/>
    </style:style>
    <style:style style:name="T56" style:family="text">
      <style:text-properties style:font-name="Helvetica" fo:font-size="3.5pt" fo:font-weight="bold" style:font-size-asian="3.5pt" style:font-weight-asian="bold" style:font-name-complex="Helvetica1" style:font-size-complex="3.5pt" style:font-weight-complex="bold"/>
    </style:style>
    <style:style style:name="T57" style:family="text">
      <style:text-properties style:font-name="Helvetica" fo:font-size="3.5pt" fo:font-weight="normal" style:font-size-asian="3.5pt" style:font-weight-asian="normal" style:font-name-complex="Helvetica1" style:font-size-complex="3.5pt" style:font-weight-complex="normal"/>
    </style:style>
    <style:style style:name="T58" style:family="text">
      <style:text-properties style:font-name="Helvetica" fo:font-size="3pt" fo:font-weight="normal" style:font-size-asian="3pt" style:font-weight-asian="normal" style:font-name-complex="Helvetica1" style:font-size-complex="3pt" style:font-weight-complex="normal"/>
    </style:style>
    <style:style style:name="T59" style:family="text">
      <style:text-properties style:font-name="Helvetica" fo:font-size="8pt" fo:font-weight="bold" style:font-size-asian="8pt" style:font-weight-asian="bold" style:font-name-complex="Helvetica1" style:font-size-complex="8pt" style:font-weight-complex="bold"/>
    </style:style>
    <style:style style:name="T60" style:family="text">
      <style:text-properties style:font-name="Courier New" style:font-name-complex="Courier New"/>
    </style:style>
    <style:style style:name="T61" style:family="text">
      <style:text-properties style:font-name="Consolas"/>
    </style:style>
    <style:style style:name="T62" style:family="text">
      <style:text-properties style:font-name="Consolas" fo:font-style="italic" style:font-style-asian="italic" style:font-style-complex="italic"/>
    </style:style>
    <style:style style:name="T63" style:family="text">
      <style:text-properties style:font-name="Consolas" fo:font-size="6.5pt" style:font-size-asian="6.5pt" style:font-name-complex="Helvetica1" style:font-size-complex="6.5pt"/>
    </style:style>
    <style:style style:name="T64" style:family="text">
      <style:text-properties style:font-name="Consolas" fo:font-size="6.5pt" fo:font-style="italic" style:font-size-asian="6.5pt" style:font-style-asian="italic" style:font-name-complex="Helvetica1" style:font-size-complex="6.5pt" style:font-style-complex="italic"/>
    </style:style>
    <style:style style:name="T65" style:family="text">
      <style:text-properties style:font-name="Consolas" fo:font-size="6.5pt" fo:font-style="normal" style:font-size-asian="6.5pt" style:font-style-asian="normal" style:font-name-complex="Helvetica1" style:font-size-complex="6.5pt" style:font-style-complex="normal"/>
    </style:style>
    <style:style style:name="T66" style:family="text">
      <style:text-properties style:font-name-asian="Times New Roman"/>
    </style:style>
    <style:style style:name="T67" style:family="text">
      <style:text-properties fo:font-size="2.5pt" fo:font-weight="bold" style:font-size-asian="2.5pt" style:font-weight-asian="bold" style:font-size-complex="2.5pt" style:font-weight-complex="bold"/>
    </style:style>
    <style:style style:name="T68" style:family="text">
      <style:text-properties officeooo:rsid="0017c21f"/>
    </style:style>
    <style:style style:name="T69" style:family="text">
      <style:text-properties officeooo:rsid="001b38a4"/>
    </style:style>
    <style:style style:name="T70" style:family="text">
      <style:text-properties officeooo:rsid="001c7d93"/>
    </style:style>
    <style:style style:name="T71" style:family="text">
      <style:text-properties officeooo:rsid="001e17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70">8</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1">/opt/Oolite/doc/README.TXT</text:span></text:p>
      <text:p text:style-name="P58">home-folder Oolite installation<text:tab/><text:span text:style-name="T61">~/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3">•</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3371251112055948790" text:style-name="WW8Num1">
        <text:list-item>
          <text:p text:style-name="P138">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3">-Ctrl-</text:span><text:span text:style-name="T54">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123551382188730" text:continue-numbering="true" text:style-name="WW8Num1">
        <text:list-item>
          <text:p text:style-name="P138">Back</text:p>
        </text:list-item>
      </text:list>
      <text:p text:style-name="P125">Brings you back to the previous screen.</text:p>
      <text:list xml:id="list123551414192866" text:continue-numbering="true" text:style-name="WW8Num1">
        <text:list-item>
          <text:p text:style-name="P138">End Game and Return to Menu</text:p>
        </text:list-item>
      </text:list>
      <text:p text:style-name="P74"><text:span text:style-name="T3">Press </text:span><text:span text:style-name="T2">Enter</text:span><text:span text:style-name="T3"> to reset the game to the starting menu.</text:span></text:p>
      <text:list xml:id="list123551414213361" text:continue-numbering="true" text:style-name="WW8Num1">
        <text:list-item>
          <text:p text:style-name="P138">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9"><text:s text:c="35"/></text:span><text:span text:style-name="T2">Mouse drag</text:span><text:span text:style-name="T3"><text:tab/>Pan</text:span></text:p>
      <text:p text:style-name="P127"><text:span text:style-name="T55">P</text:span><text:span text:style-name="T2">gUp/PgDn</text:span><text:span text:style-name="T3"> or </text:span><text:span text:style-name="T2">mouse wheel up/down</text:span><text:span text:style-name="T3"><text:tab/>Zoom In/Out</text:span></text:p>
      <text:p text:style-name="P127"><text:span text:style-name="T56"><text:s text:c="71"/></text:span><text:span text:style-name="T55">C</text:span><text:span text:style-name="T2">ursor keys</text:span><text:span text:style-name="T8"> or</text:span></text:p>
      <text:p text:style-name="P131"><text:span text:style-name="T56"><text:s text:c="5"/></text:span><text:span text:style-name="T55">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8"><text:s text:c="3"/></text:span><text:span text:style-name="T55">P</text:span><text:span text:style-name="T2">rimary mouse button (double-click)</text:span><text:span text:style-name="T3"><text:tab/>Data on target system</text:span></text:p>
      <text:p text:style-name="P127"><text:span text:style-name="T57"><text:s text:c="100"/></text:span><text:span text:style-name="T55">H</text:span><text:span text:style-name="T2">ome</text:span><text:span text:style-name="T3"><text:tab/>Select the current system.</text:span></text:p>
      <text:p text:style-name="P129"><text:span text:style-name="T57"><text:s text:c="114"/></text:span><text:span text:style-name="T2">^<text:tab/></text:span><text:span text:style-name="T8">P</text:span><text:span text:style-name="T3">lots the route from your current system to your target system (requires advanced navigational array).</text:span></text:p>
      <text:p text:style-name="P129"><text:span text:style-name="T56"><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2">'</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50"><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9"><text:s text:c="54"/></text:span><text:span text:style-name="T24">, </text:span><text:span text:style-name="T32">and</text:span><text:span text:style-name="T24"> .</text:span><text:span text:style-name="T32"><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6">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1"><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7"><text:s text:c="32"/></text:span><text:span text:style-name="T22">b</text:span><text:tab/>Secondary activation key for selectable equipment (not used by all equipment)</text:p>
      <text:p text:style-name="P90"><text:span text:style-name="T35"><text:s text:c="10"/></text:span><text:span text:style-name="T22">Tab</text:span><text:tab/>Activate selectable equipment in fast activation slot 1.</text:p>
      <text:p text:style-name="P90"><text:span text:style-name="T37"><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2"><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3">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8"><text:s text:c="19"/></text:span><text:span text:style-name="T46">Shift-r</text:span><text:span text:style-name="T47"><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4"><text:s text:c="19"/></text:span><text:span text:style-name="T21">⌘-</text:span><text:span text:style-name="T22">q</text:span><text:span text:style-name="T29"><text:tab/>Quit</text:span></text:p>
      <text:p text:style-name="P92"><text:span text:style-name="T37"><text:s text:c="15"/></text:span><text:span text:style-name="T21">⌘</text:span><text:span text:style-name="T51">-Shift-</text:span><text:span text:style-name="T52">f</text:span><text:span text:style-name="T29"><text:tab/>Switch between full screen / normal size window.</text:span></text:p>
      <text:p text:style-name="P94"><text:span text:style-name="T34"><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4"><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40"><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7"> <text:s text:c="33"/></text:span><text:span text:style-name="T22">Mouse left/right<text:tab/></text:span><text:span text:style-name="T29">Roll (Yaw, if mouse control is activated using Ctrl-Shift-m)<text:line-break/></text:span><text:span text:style-name="T37"> <text:s text:c="20"/></text:span><text:span text:style-name="T22">Mouse forward/back</text:span><text:span text:style-name="T29"><text:tab/>Pitch<text:line-break/></text:span><text:span text:style-name="T37">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text:span><text:span text:style-name="T31">d.</text:span></text:p>
      <text:p text:style-name="P135"><text:span text:style-name="T30"><text:tab/> <text:s text:c="13"/></text:span><text:span text:style-name="T23">Mouse Wheel Down</text:span><text:span text:style-name="T30"><text:tab/>Decrease speed.</text:span></text:p>
      <text:p text:style-name="P101"/>
      <text:p text:style-name="P113"/>
      <text:p text:style-name="P29"><text:span text:style-name="T45">C</text:span>hanging user preferences in Windows / Linux</text:p>
      <text:p text:style-name="P109"/>
      <text:p text:style-name="P112">The user preferences defaults file .GNUstepDefaults</text:p>
      <text:p text:style-name="P33">The current settings for the following 'Game Options...' menu entries:</text:p>
      <text:list xml:id="list5522972919560526381" text:style-name="L1">
        <text:list-item>
          <text:p text:style-name="P139">Autosave (Off/On)</text:p>
        </text:list-item>
        <text:list-item>
          <text:p text:style-name="P139">Sound Volume (Mute to 100% in increments of 5%)</text:p>
        </text:list-item>
        <text:list-item>
          <text:p text:style-name="P139">Music mode (Off/On)</text:p>
        </text:list-item>
        <text:list-item>
          <text:p text:style-name="P139">Full Screen Mode and Display Resolutions</text:p>
        </text:list-item>
        <text:list-item>
          <text:p text:style-name="P139">Wireframe Graphics (Off/On)</text:p>
        </text:list-item>
        <text:list-item>
          <text:p text:style-name="P139">Graphics Detail (Minimum, Normal, Shaders Enabled, Extra)</text:p>
        </text:list-item>
        <text:list-item>
          <text:p text:style-name="P139">Gamma correction (0.02 to 4.0 in increments of 0.02)</text:p>
        </text:list-item>
        <text:list-item>
          <text:p text:style-name="P139">Field Of View (3<text:span text:style-name="T48">0</text:span><text:span text:style-name="T49">° </text:span><text:span text:style-name="T66">to 8</text:span><text:span text:style-name="T49">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4">&lt;Oolite installation folder&gt;</text:span><text:span text:style-name="T63">/oolite.app/GNUstep/Defaults/.GNUstepDefaults</text:span><text:span text:style-name="T3"> </text:span></text:p>
      <text:p text:style-name="P12"><text:span text:style-name="T16"><text:s text:c="22"/></text:span><text:span text:style-name="T3">Linux:</text:span><text:span text:style-name="T11"><text:tab/></text:span><text:span text:style-name="T65">~/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60">&lt;!DOCTYPE plist PUBLIC "-//GNUstep//DTD plist 0.9//EN" "</text:span><text:a xlink:type="simple" xlink:href="http://www.gnustep.org/plist-0_9.xml" text:style-name="Internet_20_link" text:visited-style-name="Visited_20_Internet_20_Link"><text:span text:style-name="T60">http://www.gnustep.org/plist-0_9.xml</text:span></text:a><text:span text:style-name="T60">"&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6974807924238430074" text:style-name="L2">
        <text:list-item>
          <text:p text:style-name="P145"><text:span text:style-name="T8">W</text:span><text:span text:style-name="T3">hen pressing Shift-f, the FPS display will show additional info, including a TAF indicator.</text:span></text:p>
        </text:list-item>
        <text:list-item>
          <text:p text:style-name="P140">A console can be used, to type in JavaScript commands, interfacing directly with the Oolite universe and its entities.</text:p>
        </text:list-item>
        <text:list-item>
          <text:p text:style-name="P140">The following debugging options are accessible while paused:</text:p>
        </text:list-item>
      </text:list>
      <text:p text:style-name="P108"><text:span text:style-name="T40"><text:s text:c="58"/></text:span><text:span text:style-name="T22">0</text:span><text:span text:style-name="T29"><text:tab/>Dump a list of all entities in the log-file.</text:span></text:p>
      <text:p text:style-name="P108"><text:span text:style-name="T40"><text:s text:c="58"/></text:span><text:span text:style-name="T22">b</text:span><text:span text:style-name="T29"><text:tab/>Enable collision test debugging.</text:span></text:p>
      <text:p text:style-name="P108"><text:span text:style-name="T40"><text:s text:c="58"/></text:span><text:span text:style-name="T22">c</text:span><text:span text:style-name="T29"><text:tab/>Enables octree debugging.</text:span></text:p>
      <text:p text:style-name="P108"><text:span text:style-name="T40"><text:s text:c="58"/></text:span><text:span text:style-name="T22">d</text:span><text:span text:style-name="T29"><text:tab/>Enables all debug flags.</text:span></text:p>
      <text:p text:style-name="P108"><text:span text:style-name="T40"><text:s text:c="58"/></text:span><text:span text:style-name="T22">s</text:span><text:span text:style-name="T29"><text:tab/>Enables shader debug messages.</text:span></text:p>
      <text:p text:style-name="P108"><text:span text:style-name="T40"><text:s text:c="58"/></text:span><text:span text:style-name="T22">x</text:span><text:span text:style-name="T29"><text:tab/>Enables drawing of bounding boxes around all entities.</text:span></text:p>
      <text:p text:style-name="P108"><text:span text:style-name="T40"><text:s text:c="58"/></text:span><text:span text:style-name="T22">n</text:span><text:span text:style-name="T29"><text:tab/>Disables all debug flags and displays HUD again.</text:span></text:p>
      <text:p text:style-name="P107"><text:span text:style-name="T67"><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8">let us know by raising an issue at </text:span><text:a xlink:type="simple" xlink:href="https://github.com/OoliteProject/oolite/issues" text:style-name="Internet_20_link" text:visited-style-name="Visited_20_Internet_20_Link"><text:span text:style-name="T68">https://github.com/OoliteProject/oolite/issues</text:span></text:a><text:span text:style-name="T68"> or by </text:span>send<text:span text:style-name="T68">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40"><text:s text:c="10"/></text:span>Mac OS X:<text:tab/><text:span text:style-name="T61">~/Library/Logs/CrashReporter/Oolite.crash.log</text:span></text:p>
      <text:p text:style-name="P4"><text:span text:style-name="T40"><text:s text:c="13"/></text:span>Windows:<text:tab/><text:span text:style-name="T62">&lt;Oolite installation folder&gt;</text:span><text:span text:style-name="T61">/oolite.app/Logs/Latest.log</text:span></text:p>
      <text:p text:style-name="P4"><text:span text:style-name="T40"><text:s text:c="22"/></text:span>Linux:<text:tab/><text:span text:style-name="T61">~/.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1<text:span text:style-name="T71">9</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4730834360359012608" text:style-name="WW8Num6">
        <text:list-item>
          <text:p text:style-name="P141">to Share — to copy, distribute and transmit the work</text:p>
        </text:list-item>
        <text:list-item>
          <text:p text:style-name="P141">to Remix — to adapt the work</text:p>
        </text:list-item>
      </text:list>
      <text:p text:style-name="P111">under the following conditions:</text:p>
      <text:list xml:id="list7194404333879466205" text:style-name="WW8Num7">
        <text:list-item>
          <text:p text:style-name="P142">Attribution. You must attribute the work in the manner specified by the author or licensor (but not in any way that suggests that they endorse you or your use of the work).</text:p>
        </text:list-item>
        <text:list-item>
          <text:p text:style-name="P142">Noncommercial. You may not use this work for commercial purposes.</text:p>
        </text:list-item>
        <text:list-item>
          <text:p text:style-name="P142">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6307320726162793207" text:style-name="WW8Num3">
        <text:list-item>
          <text:p text:style-name="P143">Redistributions of source code must retain the above copyright notice, this list of conditions and the following disclaimer.</text:p>
        </text:list-item>
        <text:list-item>
          <text:p text:style-name="P143">Redistributions in binary form must reproduce the above copyright notice, this list of conditions and the following disclaimer in the documentation and/or other materials provided with the distribution.</text:p>
        </text:list-item>
        <text:list-item>
          <text:p text:style-name="P143">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6095584969481546564" text:style-name="L3">
        <text:list-item>
          <text:p text:style-name="P14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4">Altered source versions must be plainly marked as such, and must not be misrepresented as being the original software.</text:p>
        </text:list-item>
        <text:list-item>
          <text:p text:style-name="P144">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8-12-31T12:35:51.175000000</dc:date>
    <meta:print-date>2015-05-07T11:28:34.11</meta:print-date>
    <meta:editing-cycles>107</meta:editing-cycles>
    <meta:editing-duration>P3DT16H50M6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0" meta:character-count="26436" meta:non-whitespace-character-count="20918"/>
    <meta:user-defined meta:name="Info 1"/>
    <meta:user-defined meta:name="Info 2"/>
    <meta:user-defined meta:name="Info 3"/>
    <meta:user-defined meta:name="Info 4"/>
  </office:meta>
</office:document-meta>
</file>